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5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62.18mm" svg:y="728.42mm">
            <draw:object draw:notify-on-update-of-ranges="'F3.0_BOM'.D152:'F3.0_BOM'.D154 'F3.0_BOM'.C152:'F3.0_BOM'.C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table:style-name="ce52" office:value-type="string" calcext:value-type="string" table:number-columns-spanned="3" table:number-rows-spanned="1">
            <text:p>Base</text:p>
          </table:table-cell>
          <table:covered-table-cell table:number-columns-repeated="2" table:style-name="ce5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3" table:style-name="ce52"/>
          <table:covered-table-cell table:style-name="ce59"/>
          <table:table-cell table:style-name="ce59" office:value-type="string" calcext:value-type="string" table:number-columns-spanned="3" table:number-rows-spanned="1">
            <text:p>Zone ELEC</text:p>
          </table:table-cell>
          <table:covered-table-cell table:style-name="ce52"/>
          <table:covered-table-cell table:style-name="ce59"/>
          <table:table-cell table:style-name="ce59" office:value-type="string" calcext:value-type="string" table:number-columns-spanned="3" table:number-rows-spanned="1">
            <text:p>Axe Z</text:p>
          </table:table-cell>
          <table:covered-table-cell table:style-name="ce52"/>
          <table:covered-table-cell table:style-name="ce59"/>
          <table:table-cell table:style-name="ce59" office:value-type="string" calcext:value-type="string" table:number-columns-spanned="5" table:number-rows-spanned="1">
            <text:p>Axe X</text:p>
          </table:table-cell>
          <table:covered-table-cell table:number-columns-repeated="3" table:style-name="ce52"/>
          <table:covered-table-cell table:style-name="ce59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5])" office:value-type="float" office:value="662.1" calcext:value-type="float">
            <text:p>662,1</text:p>
          </table:table-cell>
          <table:table-cell table:style-name="ce2" table:formula="of:=SUM([.B3:.B95])" office:value-type="float" office:value="473.88" calcext:value-type="float">
            <text:p>47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5])" office:value-type="float" office:value="316.6" calcext:value-type="float">
            <text:p>316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 table:style-name="ce59"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41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41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3">
          <table:table-cell office:value-type="float" office:value="120" calcext:value-type="float" table:number-columns-spanned="1" table:number-rows-spanned="9">
            <text:p>12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reprapworld.fr/products/_lectronique/impression_autonome/_cran_graphique_lcd_v1_0/" xlink:type="simple">RepRapWorld</text:a></text:p>
          </table:table-cell>
          <table:table-cell office:value-type="string" calcext:value-type="string">
            <text:p>LCD écran pour Minitronics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3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7:.Z4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9:.Z49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0:.Z50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1:.Z51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60:.Z60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4:.Z64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5:.Z6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6:.Z76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9:.Z7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6:.Z86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7:.Z87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écran-LCD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500 x 340 x 220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light-cases.eu/lc-454-000.html" xlink:type="simple">Flightcase</text:a></text:p>
          </table:table-cell>
          <table:table-cell office:value-type="string" calcext:value-type="string">
            <text:p>Flightcase alu 454 x 340 x 108mm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Z possible, mais 40mm mieux) (20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1.33A 2200gr – 09° (un peu faible pour E) (220gr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office:value-type="string" calcext:value-type="string">
            <text:p>Nema17 – 40mm – 1.68A 4200gr – 09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les-outils-de-sertissage-pince-a-sertir/7106499/" xlink:type="simple">RS 710-6499</text:a></text:p>
          </table:table-cell>
          <table:table-cell office:value-type="string" calcext:value-type="string">
            <text:p>Pince à sertir mole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3:05:49.669740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mmanuel Gilloz</meta:initial-creator>
    <meta:creation-date>2014-06-29T13:02:29Z</meta:creation-date>
    <dc:date>2020-07-13T23:22:13.338957787</dc:date>
    <meta:print-date>2015-08-14T12:58:27Z</meta:print-date>
    <meta:editing-duration>P2DT51M18S</meta:editing-duration>
    <meta:editing-cycles>149</meta:editing-cycles>
    <meta:document-statistic meta:table-count="1" meta:cell-count="5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96cm" svg:y="1.476cm" style:legend-expansion="high" chart:style-name="ch2"/>
        <chart:plot-area chart:style-name="ch3" table:cell-range-address="'F3.0_BOM'.C152:'F3.0_BOM'.D154" chart:data-source-has-labels="column" svg:x="0.161cm" svg:y="0.09cm" svg:width="5.974cm" svg:height="4.367cm">
          <chartooo:coordinate-region svg:x="0.965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52:'F3.0_BOM'.D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52:'F3.0_BOM'.C15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52:'F3.0_BOM'.D154</svg:desc>
                </draw:g>
              </table:table-cell>
              <table:table-cell office:value-type="float" office:value="16">
                <text:p>16</text:p>
                <draw:g>
                  <svg:desc>'F3.0_BOM'.C152:'F3.0_BOM'.C154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